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8a4" officeooo:paragraph-rsid="000818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c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3:01:52.272000000</meta:creation-date>
    <dc:date>2017-12-10T03:02:07.14000000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2.0.4$Windows_x86 LibreOffice_project/066b007f5ebcc236395c7d282ba488bca6720265</meta:generator>
  </office:meta>
</office:document-meta>
</file>